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DispatcherWrapper.RequestDispatcherWrapper( RequestDispatcher theOriginalDisp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ispatcherWrapper.forward( ServletRequest theRequest , ServletResponse the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DispatcherWrapper.include( ServletRequest theRequest , ServletResponse the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